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5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2" style:family="paragraph" style:parent-style-name="Standard" style:list-style-name="WWNum2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3" style:family="paragraph" style:parent-style-name="Standard" style:list-style-name="WWNum4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4" style:family="paragraph" style:parent-style-name="Standard" style:list-style-name="WWNum1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5" style:family="paragraph" style:parent-style-name="Standard" style:list-style-name="WWNum10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6" style:family="paragraph" style:parent-style-name="Standard" style:list-style-name="WWNum7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7" style:family="paragraph" style:parent-style-name="Standard" style:list-style-name="WWNum8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8" style:family="paragraph" style:parent-style-name="Standard" style:list-style-name="WWNum9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9" style:family="paragraph" style:parent-style-name="Standard" style:list-style-name="WWNum6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10" style:family="paragraph" style:parent-style-name="Standard" style:list-style-name="WWNum11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11" style:family="paragraph" style:parent-style-name="Standard" style:list-style-name="WWNum3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12" style:family="paragraph" style:parent-style-name="Standard" style:list-style-name="WWNum5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3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4" style:family="paragraph" style:parent-style-name="Standard" style:list-style-name="WWNum4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5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6" style:family="paragraph" style:parent-style-name="Standard" style:list-style-name="WWNum10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7" style:family="paragraph" style:parent-style-name="Standard" style:list-style-name="WWNum9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8" style:family="paragraph" style:parent-style-name="Standard" style:list-style-name="WWNum6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9" style:family="paragraph" style:parent-style-name="Standard" style:list-style-name="WWNum3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20" style:family="paragraph" style:parent-style-name="Standard" style:list-style-name="WWNum5">
      <loext:graphic-properties draw:fill="solid" draw:fill-color="#ffffff"/>
      <style:paragraph-properties fo:margin-left="0.5in" fo:margin-right="0in" fo:margin-top="0in" fo:margin-bottom="0.1528in" loext:contextual-spacing="false" fo:line-height="100%" fo:text-indent="-0.25in" style:auto-text-indent="false" fo:background-color="#ffffff"/>
    </style:style>
    <style:style style:name="P21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.1528in" loext:contextual-spacing="false" fo:line-height="100%" fo:text-indent="-0.25in" style:auto-text-indent="false" fo:background-color="#ffffff"/>
    </style:style>
    <style:style style:name="P22" style:family="paragraph" style:parent-style-name="Standard" style:list-style-name="WWNum4">
      <loext:graphic-properties draw:fill="solid" draw:fill-color="#ffffff"/>
      <style:paragraph-properties fo:margin-left="0.5in" fo:margin-right="0in" fo:margin-top="0in" fo:margin-bottom="0.1528in" loext:contextual-spacing="false" fo:line-height="100%" fo:text-indent="-0.25in" style:auto-text-indent="false" fo:background-color="#ffffff"/>
    </style:style>
    <style:style style:name="P23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.1528in" loext:contextual-spacing="false" fo:line-height="100%" fo:text-indent="-0.25in" style:auto-text-indent="false" fo:background-color="#ffffff"/>
    </style:style>
    <style:style style:name="P24" style:family="paragraph" style:parent-style-name="Standard" style:list-style-name="WWNum10">
      <loext:graphic-properties draw:fill="solid" draw:fill-color="#ffffff"/>
      <style:paragraph-properties fo:margin-left="0.5in" fo:margin-right="0in" fo:margin-top="0in" fo:margin-bottom="0.1528in" loext:contextual-spacing="false" fo:line-height="100%" fo:text-indent="-0.25in" style:auto-text-indent="false" fo:background-color="#ffffff"/>
    </style:style>
    <style:style style:name="P25" style:family="paragraph" style:parent-style-name="Standard" style:list-style-name="WWNum7">
      <loext:graphic-properties draw:fill="solid" draw:fill-color="#ffffff"/>
      <style:paragraph-properties fo:margin-left="0.5in" fo:margin-right="0in" fo:margin-top="0in" fo:margin-bottom="0.1528in" loext:contextual-spacing="false" fo:line-height="100%" fo:text-indent="-0.25in" style:auto-text-indent="false" fo:background-color="#ffffff"/>
    </style:style>
    <style:style style:name="P26" style:family="paragraph" style:parent-style-name="Standard" style:list-style-name="WWNum8">
      <loext:graphic-properties draw:fill="solid" draw:fill-color="#ffffff"/>
      <style:paragraph-properties fo:margin-left="0.5in" fo:margin-right="0in" fo:margin-top="0in" fo:margin-bottom="0.1528in" loext:contextual-spacing="false" fo:line-height="100%" fo:text-indent="-0.25in" style:auto-text-indent="false" fo:background-color="#ffffff"/>
    </style:style>
    <style:style style:name="P27" style:family="paragraph" style:parent-style-name="Standard" style:list-style-name="WWNum9">
      <loext:graphic-properties draw:fill="solid" draw:fill-color="#ffffff"/>
      <style:paragraph-properties fo:margin-left="0.5in" fo:margin-right="0in" fo:margin-top="0in" fo:margin-bottom="0.1528in" loext:contextual-spacing="false" fo:line-height="100%" fo:text-indent="-0.25in" style:auto-text-indent="false" fo:background-color="#ffffff"/>
    </style:style>
    <style:style style:name="P28" style:family="paragraph" style:parent-style-name="Standard" style:list-style-name="WWNum6">
      <loext:graphic-properties draw:fill="solid" draw:fill-color="#ffffff"/>
      <style:paragraph-properties fo:margin-left="0.5in" fo:margin-right="0in" fo:margin-top="0in" fo:margin-bottom="0.1528in" loext:contextual-spacing="false" fo:line-height="100%" fo:text-indent="-0.25in" style:auto-text-indent="false" fo:background-color="#ffffff"/>
    </style:style>
    <style:style style:name="P29" style:family="paragraph" style:parent-style-name="Standard" style:list-style-name="WWNum11">
      <loext:graphic-properties draw:fill="solid" draw:fill-color="#ffffff"/>
      <style:paragraph-properties fo:margin-left="0.5in" fo:margin-right="0in" fo:margin-top="0in" fo:margin-bottom="0.1528in" loext:contextual-spacing="false" fo:line-height="100%" fo:text-indent="-0.25in" style:auto-text-indent="false" fo:background-color="#ffffff"/>
    </style:style>
    <style:style style:name="P30" style:family="paragraph" style:parent-style-name="Standard" style:list-style-name="WWNum3">
      <loext:graphic-properties draw:fill="solid" draw:fill-color="#ffffff"/>
      <style:paragraph-properties fo:margin-left="0.5in" fo:margin-right="0in" fo:margin-top="0in" fo:margin-bottom="0.1528in" loext:contextual-spacing="false" fo:line-height="100%" fo:text-indent="-0.25in" style:auto-text-indent="false" fo:background-color="#ffffff"/>
    </style:style>
    <style:style style:name="P31" style:family="paragraph" style:parent-style-name="Standard" style:master-page-name="Standard">
      <style:paragraph-properties style:page-number="1"/>
      <style:text-properties fo:color="#1f1f1f" fo:font-size="12pt" style:font-size-asian="12pt" style:font-size-complex="12pt"/>
    </style:style>
    <style:style style:name="P32" style:family="paragraph" style:parent-style-name="Heading_20_1">
      <loext:graphic-properties draw:fill="solid" draw:fill-color="#ffffff"/>
      <style:paragraph-properties fo:margin-top="0.25in" fo:margin-bottom="0.25in" loext:contextual-spacing="false" fo:line-height="100%" fo:background-color="#ffffff"/>
    </style:style>
    <style:style style:name="P33" style:family="paragraph" style:parent-style-name="Title">
      <loext:graphic-properties draw:fill="solid" draw:fill-color="#ffffff"/>
      <style:paragraph-properties fo:margin-top="0in" fo:margin-bottom="0.25in" loext:contextual-spacing="false" fo:line-height="100%" fo:text-align="center" style:justify-single-word="false" fo:background-color="#ffffff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color="#1f1f1f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33"><text:bookmark text:name="_9gka4sep5pqi"/><text:span text:style-name="T1">Guide de questions pour l'analyse d'un catalogue de formation Qualiopi</text:span></text:p>
      <text:p text:style-name="P32"><text:bookmark text:name="_smjyixg2hxek"/>Introduction</text:p>
      <text:list xml:id="list4211676024" text:style-name="WWNum5">
        <text:list-item>
          <text:p text:style-name="P1"><text:span text:style-name="T2">Quel est l'organisme de formation qui propose le catalogue ?</text:span></text:p>
        </text:list-item>
        <text:list-item>
          <text:p text:style-name="P12"><text:span text:style-name="T2">Quels sont les domaines de formation proposés ?</text:span></text:p>
        </text:list-item>
        <text:list-item>
          <text:p text:style-name="P12"><text:span text:style-name="T2">Quelles sont les formations spécifiques proposées ?</text:span></text:p>
        </text:list-item>
        <text:list-item>
          <text:p text:style-name="P20"><text:span text:style-name="T2">Quels sont les publics cibles des formations ?</text:span></text:p>
        </text:list-item>
      </text:list>
      <text:p text:style-name="P32"><text:bookmark text:name="_5ed7j24vcbzn"/>Objectifs de la formation</text:p>
      <text:list xml:id="list1093739005" text:style-name="WWNum2">
        <text:list-item>
          <text:p text:style-name="P2"><text:span text:style-name="T2">Les objectifs de la formation sont-ils clairement définis ?</text:span></text:p>
        </text:list-item>
        <text:list-item>
          <text:p text:style-name="P13"><text:span text:style-name="T2">Les objectifs de la formation sont-ils mesurables ?</text:span></text:p>
        </text:list-item>
        <text:list-item>
          <text:p text:style-name="P21"><text:span text:style-name="T2">Les objectifs de la formation sont-ils en lien avec les compétences attendues à l'issue de la formation ?</text:span></text:p>
        </text:list-item>
      </text:list>
      <text:p text:style-name="P32"><text:bookmark text:name="_l0gp5x1bz60p"/>Contenus de la formation</text:p>
      <text:list xml:id="list1981628887" text:style-name="WWNum4">
        <text:list-item>
          <text:p text:style-name="P3"><text:span text:style-name="T2">Les contenus de la formation sont-ils adaptés aux objectifs de la formation ?</text:span></text:p>
        </text:list-item>
        <text:list-item>
          <text:p text:style-name="P14"><text:span text:style-name="T2">Les contenus de la formation sont-ils pertinents par rapport aux besoins du marché du travail ?</text:span></text:p>
        </text:list-item>
        <text:list-item>
          <text:p text:style-name="P22"><text:span text:style-name="T2">Les contenus de la formation sont-ils accessibles aux personnes en situation de handicap ?</text:span></text:p>
        </text:list-item>
      </text:list>
      <text:p text:style-name="P32"><text:bookmark text:name="_jrctbuss4r2e"/>Modalités de la formation</text:p>
      <text:list xml:id="list124644580" text:style-name="WWNum1">
        <text:list-item>
          <text:p text:style-name="P4"><text:span text:style-name="T2">Les modalités de la formation sont-elles adaptées aux objectifs de la formation ?</text:span></text:p>
        </text:list-item>
        <text:list-item>
          <text:p text:style-name="P15"><text:span text:style-name="T2">Les modalités de la formation sont-elles adaptées au public cible ?</text:span></text:p>
        </text:list-item>
        <text:list-item>
          <text:p text:style-name="P23"><text:span text:style-name="T2">Les modalités de la formation permettent-elles de répondre aux besoins des apprenants ?</text:span></text:p>
        </text:list-item>
      </text:list>
      <text:p text:style-name="P32"><text:bookmark text:name="_4zkruwle1pn7"/>Moyens pédagogiques et techniques</text:p>
      <text:list xml:id="list532127350" text:style-name="WWNum10">
        <text:list-item>
          <text:p text:style-name="P5"><text:span text:style-name="T2">Les moyens pédagogiques et techniques utilisés sont-ils adaptés aux objectifs de la formation ?</text:span></text:p>
        </text:list-item>
        <text:list-item>
          <text:p text:style-name="P16"><text:span text:style-name="T2">Les moyens pédagogiques et techniques utilisés sont-ils adaptés au public cible ?</text:span></text:p>
        </text:list-item>
        <text:list-item>
          <text:p text:style-name="P24"><text:span text:style-name="T2">Les moyens pédagogiques et techniques utilisés permettent-ils de répondre aux besoins des apprenants ?</text:span></text:p>
        </text:list-item>
      </text:list>
      <text:p text:style-name="P32"><text:bookmark text:name="_f0869re55u9h"/>Modalités d'évaluation</text:p>
      <text:list xml:id="list3543966878" text:style-name="WWNum7">
        <text:list-item>
          <text:p text:style-name="P6"><text:span text:style-name="T2">Les modalités d'évaluation sont-elles adaptées aux objectifs de la formation ?</text:span></text:p>
        </text:list-item>
        <text:list-item>
          <text:p text:style-name="P25"><text:soft-page-break/><text:span text:style-name="T2">Les modalités d'évaluation permettent-elles de mesurer l'acquisition des compétences attendues ?</text:span></text:p>
        </text:list-item>
      </text:list>
      <text:p text:style-name="P32"><text:bookmark text:name="_hy9nfmwjjirm"/>Modalités d'adaptation de la formation</text:p>
      <text:list xml:id="list341793806" text:style-name="WWNum8">
        <text:list-item>
          <text:p text:style-name="P7"><text:span text:style-name="T2">Les modalités d'adaptation de la formation sont-elles adaptées aux besoins des apprenants ?</text:span></text:p>
        </text:list-item>
        <text:list-item>
          <text:p text:style-name="P26"><text:span text:style-name="T2">Les modalités d'adaptation de la formation permettent-elles de répondre aux besoins des apprenants en situation de handicap ou avec des besoins spécifiques ?</text:span></text:p>
        </text:list-item>
      </text:list>
      <text:p text:style-name="P32"><text:bookmark text:name="_gd84msqu6emn"/>Accessibilité aux personnes en situation de handicap</text:p>
      <text:list xml:id="list1022628857" text:style-name="WWNum9">
        <text:list-item>
          <text:p text:style-name="P8"><text:span text:style-name="T2">La formation est-elle accessible aux personnes en situation de handicap ?</text:span></text:p>
        </text:list-item>
        <text:list-item>
          <text:p text:style-name="P17"><text:span text:style-name="T2">Les supports de formation sont-ils accessibles aux personnes en situation de handicap ?</text:span></text:p>
        </text:list-item>
        <text:list-item>
          <text:p text:style-name="P27"><text:span text:style-name="T2">Les moyens pédagogiques et techniques utilisés sont-ils accessibles aux personnes en situation de handicap ?</text:span></text:p>
        </text:list-item>
      </text:list>
      <text:p text:style-name="P32"><text:bookmark text:name="_b9jte72kr7jr"/>Inclusion et adaptabilité</text:p>
      <text:list xml:id="list292005075" text:style-name="WWNum6">
        <text:list-item>
          <text:p text:style-name="P9"><text:span text:style-name="T2">La formation est-elle inclusive et adaptable aux besoins des apprenants ?</text:span></text:p>
        </text:list-item>
        <text:list-item>
          <text:p text:style-name="P18"><text:span text:style-name="T2">Les contenus de la formation sont-ils adaptés aux besoins des apprenants ?</text:span></text:p>
        </text:list-item>
        <text:list-item>
          <text:p text:style-name="P28"><text:span text:style-name="T2">Les modalités de la formation sont-elles adaptées aux besoins des apprenants ?</text:span></text:p>
        </text:list-item>
      </text:list>
      <text:p text:style-name="P32"><text:bookmark text:name="_amz8f9ellpln"/>Pertinence par rapport aux besoins du marché du travail</text:p>
      <text:list xml:id="list1506000743" text:style-name="WWNum11">
        <text:list-item>
          <text:p text:style-name="P10"><text:span text:style-name="T2">La formation est-elle pertinente par rapport aux besoins du marché du travail ?</text:span></text:p>
        </text:list-item>
        <text:list-item>
          <text:p text:style-name="P29"><text:span text:style-name="T2">Les contenus de la formation sont-ils en lien avec les besoins du marché du travail ?</text:span></text:p>
        </text:list-item>
      </text:list>
      <text:p text:style-name="P32"><text:bookmark text:name="_88txtg3jv84m"/>Critères de conception graphique</text:p>
      <text:list xml:id="list2910285612" text:style-name="WWNum3">
        <text:list-item>
          <text:p text:style-name="P11"><text:span text:style-name="T2">La maquette générale est-elle claire et concise ?</text:span></text:p>
        </text:list-item>
        <text:list-item>
          <text:p text:style-name="P19"><text:span text:style-name="T2">Les éléments graphiques sont-ils bien organisés ?</text:span></text:p>
        </text:list-item>
        <text:list-item>
          <text:p text:style-name="P19"><text:span text:style-name="T2">Les couleurs sont-elles harmonieuses ?</text:span></text:p>
        </text:list-item>
        <text:list-item>
          <text:p text:style-name="P19"><text:span text:style-name="T2">La typographie est-elle adaptée au contenu ?</text:span></text:p>
        </text:list-item>
        <text:list-item>
          <text:p text:style-name="P30"><text:span text:style-name="T2">Les images et les illustrations sont-elles pertinentes 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f1f1f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f1f1f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f1f1f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f1f1f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f1f1f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f1f1f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f1f1f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1f1f1f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1f1f1f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f1f1f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1f1f1f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5" meta:word-count="474" meta:character-count="2955" meta:non-whitespace-character-count="2559"/>
    <meta:generator>LibreOfficeDev/6.0.5.2$Linux_X86_64 LibreOffice_project/</meta:generator>
  </office:meta>
</office:document-meta>
</file>